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Subtitle" style:family="paragraph">
      <style:text-properties fo:font-weight="bold" style:font-weight-asian="bold"/>
    </style:style>
    <style:style style:name="P3" style:parent-style-name="Normal" style:family="paragraph">
      <style:text-properties style:font-name="Calibri Light" style:font-name-complex="Calibri Light"/>
    </style:style>
    <style:style style:name="P4" style:parent-style-name="ListParagraph" style:family="paragraph">
      <style:text-properties style:font-name="Calibri Light" style:font-name-complex="Calibri Light"/>
    </style:style>
    <style:style style:name="P5" style:parent-style-name="ListParagraph" style:family="paragraph">
      <style:text-properties style:font-name="Calibri Light" style:font-name-complex="Calibri Light"/>
    </style:style>
    <style:style style:name="P6" style:parent-style-name="ListParagraph" style:family="paragraph">
      <style:text-properties style:font-name="Calibri Light" style:font-name-complex="Calibri Light"/>
    </style:style>
    <style:style style:name="P7" style:parent-style-name="ListParagraph" style:family="paragraph">
      <style:text-properties style:font-name="Calibri Light" style:font-name-complex="Calibri Light"/>
    </style:style>
    <style:style style:name="P8" style:parent-style-name="ListParagraph" style:family="paragraph">
      <style:text-properties style:font-name="Calibri Light" style:font-name-complex="Calibri Light"/>
    </style:style>
    <style:style style:name="P9" style:parent-style-name="ListParagraph" style:family="paragraph">
      <style:text-properties style:font-name="Calibri Light" style:font-name-complex="Calibri Light"/>
    </style:style>
    <style:style style:name="P10" style:parent-style-name="ListParagraph" style:family="paragraph">
      <style:text-properties style:font-name="Calibri Light" style:font-name-complex="Calibri Light"/>
    </style:style>
    <style:style style:name="P11" style:parent-style-name="Normal" style:family="paragraph">
      <style:text-properties style:font-name="Calibri Light" style:font-name-complex="Calibri Light"/>
    </style:style>
    <style:style style:name="P12" style:parent-style-name="Normal" style:family="paragraph">
      <style:text-properties style:font-name="Calibri Light" style:font-name-complex="Calibri Light"/>
    </style:style>
    <style:style style:name="P13" style:parent-style-name="ListParagraph" style:family="paragraph">
      <style:text-properties style:font-name="Calibri Light" style:font-name-complex="Calibri Light"/>
    </style:style>
    <style:style style:name="P14" style:parent-style-name="ListParagraph" style:family="paragraph">
      <style:text-properties style:font-name="Calibri Light" style:font-name-complex="Calibri Light"/>
    </style:style>
    <style:style style:name="P15" style:parent-style-name="Normal" style:family="paragraph">
      <style:text-properties style:font-name="Calibri Light" style:font-name-complex="Calibri Light"/>
    </style:style>
  </office:automatic-styles>
  <office:body>
    <office:text text:use-soft-page-breaks="true">
      <text:h text:style-name="P1" text:outline-level="1">Esercizio immagini<text:s/></text:h>
      <text:p text:style-name="Normal"/>
      <text:p text:style-name="Subtitle">Utilizza il multiplo del byte piu' opportuno per esprimere la dimensione.</text:p>
      <text:p text:style-name="P2"/>
      <text:h text:style-name="Heading2" text:outline-level="2">Esercizio 1</text:h>
      <text:p text:style-name="P3">Quanto spazio occupano le seguenti immagini?</text:p>
      <text:list text:style-name="LFO1" text:continue-numbering="true">
        <text:list-item>
          <text:p text:style-name="P4">100x50 in bianco e nero</text:p>
        </text:list-item>
        <text:list-item>
          <text:p text:style-name="P5">100x50 in scala di grigi a 16 livelli</text:p>
        </text:list-item>
        <text:list-item>
          <text:p text:style-name="P6">100x50 in scala di grigi a 256 livelli</text:p>
        </text:list-item>
        <text:list-item>
          <text:p text:style-name="P7">100x50 a colori in cui ogni colore primario può assumere 256 livelli</text:p>
        </text:list-item>
        <text:list-item>
          <text:p text:style-name="P8">FullHD 1920x1080 a colori in cui ogni colore primario può assumere 256 livelli</text:p>
        </text:list-item>
        <text:list-item>
          <text:p text:style-name="P9">4K 3840x2160 a colori in cui ogni colore primario può assumere 256 livelli</text:p>
        </text:list-item>
        <text:list-item>
          <text:p text:style-name="P10">640x480 a colori in cui ogni colore primario può assumere<text:s/>32 livelli</text:p>
        </text:list-item>
      </text:list>
      <text:p text:style-name="P11"/>
      <text:h text:style-name="Heading2" text:outline-level="2">Esercizio 2</text:h>
      <text:p text:style-name="P12">Quanto spazio occupano le seguenti immagini<text:s/>considerando di utilizzare una palette di colori?</text:p>
      <text:list text:style-name="LFO2" text:continue-numbering="true">
        <text:list-item>
          <text:p text:style-name="P13">100x50 in scala di grigi a 256 livelli in cui vengono utilizzati solo 16 colori</text:p>
        </text:list-item>
        <text:list-item>
          <text:p text:style-name="P14">FullHD 1920x1080 a colori in cui ogni colore primario può assumere 256 livelli in cui vengono utilizzati solo 64 colori</text:p>
        </text:list-item>
      </text:list>
      <text:p text:style-name="P1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bora bizzocchi</meta:initial-creator>
    <dc:creator>Angelo Galanti</dc:creator>
    <meta:creation-date>2019-03-28T08:02:00Z</meta:creation-date>
    <dc:date>2019-03-28T08:14:00Z</dc:date>
    <meta:template xlink:href="Normal.dotm" xlink:type="simple"/>
    <meta:editing-cycles>5</meta:editing-cycles>
    <meta:editing-duration>PT780S</meta:editing-duration>
    <meta:document-statistic meta:page-count="1" meta:paragraph-count="1" meta:word-count="127" meta:character-count="854" meta:row-count="6" meta:non-whitespace-character-count="728"/>
  </office:meta>
</office:document-meta>
</file>